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7mm" svg:height="90.05mm" svg:x="165.48mm" svg:y="23.37mm">
            <loext:p draw:notify-on-update-of-ranges="Sheet1.B7:Sheet1.B7 Sheet1.B8:Sheet1.B17 Sheet1.C7:Sheet1.C7 Sheet1.C8:Sheet1.C17 Sheet1.D7:Sheet1.D7 Sheet1.D8:Sheet1.D17 Sheet1.E7:Sheet1.E7 Sheet1.E8:Sheet1.E17 Sheet1.F7:Sheet1.F7 Sheet1.F8:Sheet1.F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168.51mm" svg:y="126.7mm">
            <loext:p draw:notify-on-update-of-ranges="Sheet1.B30:Sheet1.B30 Sheet1.B31:Sheet1.B35 Sheet1.C30:Sheet1.C30 Sheet1.C31:Sheet1.C35 Sheet1.D30:Sheet1.D30 Sheet1.D31:Sheet1.D35 Sheet1.E30:Sheet1.E30 Sheet1.E31:Sheet1.E35 Sheet1.F30:Sheet1.F30 Sheet1.F31:Sheet1.F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5mm" svg:x="169.61mm" svg:y="230.29mm">
            <loext:p draw:notify-on-update-of-ranges="Sheet1.B51:Sheet1.B51 Sheet1.B52:Sheet1.B61 Sheet1.C51:Sheet1.C51 Sheet1.C52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1089" calcext:value-type="float">
            <text:p>1089</text:p>
          </table:table-cell>
          <table:table-cell office:value-type="float" office:value="7128" calcext:value-type="float">
            <text:p>7128</text:p>
          </table:table-cell>
          <table:table-cell office:value-type="float" office:value="1782" calcext:value-type="float">
            <text:p>1782</text:p>
          </table:table-cell>
          <table:table-cell office:value-type="float" office:value="1683" calcext:value-type="float">
            <text:p>1683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10997.4" calcext:value-type="float">
            <text:p>10997.4</text:p>
          </table:table-cell>
          <table:table-cell office:value-type="float" office:value="2982" calcext:value-type="float">
            <text:p>2982</text:p>
          </table:table-cell>
          <table:table-cell office:value-type="float" office:value="3216.33" calcext:value-type="float">
            <text:p>3216.33</text:p>
          </table:table-cell>
          <table:table-cell office:value-type="float" office:value="9083.33" calcext:value-type="float">
            <text:p>9083.33</text:p>
          </table:table-cell>
        </table:table-row>
        <table:table-row table:style-name="ro1">
          <table:table-cell/>
          <table:table-cell office:value-type="float" office:value="2971.67" calcext:value-type="float">
            <text:p>2971.67</text:p>
          </table:table-cell>
          <table:table-cell office:value-type="float" office:value="12496.8" calcext:value-type="float">
            <text:p>12496.8</text:p>
          </table:table-cell>
          <table:table-cell office:value-type="float" office:value="4359.78" calcext:value-type="float">
            <text:p>4359.78</text:p>
          </table:table-cell>
          <table:table-cell office:value-type="float" office:value="4622.56" calcext:value-type="float">
            <text:p>4622.56</text:p>
          </table:table-cell>
          <table:table-cell office:value-type="float" office:value="12194.4" calcext:value-type="float">
            <text:p>12194.4</text:p>
          </table:table-cell>
        </table:table-row>
        <table:table-row table:style-name="ro1">
          <table:table-cell/>
          <table:table-cell office:value-type="float" office:value="3327.22" calcext:value-type="float">
            <text:p>3327.22</text:p>
          </table:table-cell>
          <table:table-cell office:value-type="float" office:value="13392.4" calcext:value-type="float">
            <text:p>13392.4</text:p>
          </table:table-cell>
          <table:table-cell office:value-type="float" office:value="5278.3" calcext:value-type="float">
            <text:p>5278.3</text:p>
          </table:table-cell>
          <table:table-cell office:value-type="float" office:value="5784.04" calcext:value-type="float">
            <text:p>5784.04</text:p>
          </table:table-cell>
          <table:table-cell office:value-type="float" office:value="14268.5" calcext:value-type="float">
            <text:p>14268.5</text:p>
          </table:table-cell>
        </table:table-row>
        <table:table-row table:style-name="ro1">
          <table:table-cell/>
          <table:table-cell office:value-type="float" office:value="3477.15" calcext:value-type="float">
            <text:p>3477.15</text:p>
          </table:table-cell>
          <table:table-cell office:value-type="float" office:value="14070.2" calcext:value-type="float">
            <text:p>14070.2</text:p>
          </table:table-cell>
          <table:table-cell office:value-type="float" office:value="5890.64" calcext:value-type="float">
            <text:p>5890.64</text:p>
          </table:table-cell>
          <table:table-cell office:value-type="float" office:value="6475.4" calcext:value-type="float">
            <text:p>6475.4</text:p>
          </table:table-cell>
          <table:table-cell office:value-type="float" office:value="15738.3" calcext:value-type="float">
            <text:p>15738.3</text:p>
          </table:table-cell>
        </table:table-row>
        <table:table-row table:style-name="ro1">
          <table:table-cell/>
          <table:table-cell office:value-type="float" office:value="3542.99" calcext:value-type="float">
            <text:p>3542.99</text:p>
          </table:table-cell>
          <table:table-cell office:value-type="float" office:value="14522" calcext:value-type="float">
            <text:p>14522</text:p>
          </table:table-cell>
          <table:table-cell office:value-type="float" office:value="6298.87" calcext:value-type="float">
            <text:p>6298.87</text:p>
          </table:table-cell>
          <table:table-cell office:value-type="float" office:value="6936.3" calcext:value-type="float">
            <text:p>6936.3</text:p>
          </table:table-cell>
          <table:table-cell office:value-type="float" office:value="16752.3" calcext:value-type="float">
            <text:p>16752.3</text:p>
          </table:table-cell>
        </table:table-row>
        <table:table-row table:style-name="ro1">
          <table:table-cell/>
          <table:table-cell office:value-type="float" office:value="3692.33" calcext:value-type="float">
            <text:p>3692.33</text:p>
          </table:table-cell>
          <table:table-cell office:value-type="float" office:value="14823.2" calcext:value-type="float">
            <text:p>14823.2</text:p>
          </table:table-cell>
          <table:table-cell office:value-type="float" office:value="6640.21" calcext:value-type="float">
            <text:p>6640.21</text:p>
          </table:table-cell>
          <table:table-cell office:value-type="float" office:value="7149.28" calcext:value-type="float">
            <text:p>7149.28</text:p>
          </table:table-cell>
          <table:table-cell office:value-type="float" office:value="17348" calcext:value-type="float">
            <text:p>17348</text:p>
          </table:table-cell>
        </table:table-row>
        <table:table-row table:style-name="ro1">
          <table:table-cell/>
          <table:table-cell office:value-type="float" office:value="3838.64" calcext:value-type="float">
            <text:p>3838.64</text:p>
          </table:table-cell>
          <table:table-cell office:value-type="float" office:value="15024" calcext:value-type="float">
            <text:p>15024</text:p>
          </table:table-cell>
          <table:table-cell office:value-type="float" office:value="6897.73" calcext:value-type="float">
            <text:p>6897.73</text:p>
          </table:table-cell>
          <table:table-cell office:value-type="float" office:value="7248.78" calcext:value-type="float">
            <text:p>7248.78</text:p>
          </table:table-cell>
          <table:table-cell office:value-type="float" office:value="17710.9" calcext:value-type="float">
            <text:p>17710.9</text:p>
          </table:table-cell>
        </table:table-row>
        <table:table-row table:style-name="ro1">
          <table:table-cell/>
          <table:table-cell office:value-type="float" office:value="3936.19" calcext:value-type="float">
            <text:p>3936.19</text:p>
          </table:table-cell>
          <table:table-cell office:value-type="float" office:value="15157.9" calcext:value-type="float">
            <text:p>15157.9</text:p>
          </table:table-cell>
          <table:table-cell office:value-type="float" office:value="7069.41" calcext:value-type="float">
            <text:p>7069.41</text:p>
          </table:table-cell>
          <table:table-cell office:value-type="float" office:value="7315.11" calcext:value-type="float">
            <text:p>7315.11</text:p>
          </table:table-cell>
          <table:table-cell office:value-type="float" office:value="17952.8" calcext:value-type="float">
            <text:p>17952.8</text:p>
          </table:table-cell>
        </table:table-row>
        <table:table-row table:style-name="ro1">
          <table:table-cell/>
          <table:table-cell office:value-type="float" office:value="4001.22" calcext:value-type="float">
            <text:p>4001.22</text:p>
          </table:table-cell>
          <table:table-cell office:value-type="float" office:value="15247.1" calcext:value-type="float">
            <text:p>15247.1</text:p>
          </table:table-cell>
          <table:table-cell office:value-type="float" office:value="7183.86" calcext:value-type="float">
            <text:p>7183.86</text:p>
          </table:table-cell>
          <table:table-cell office:value-type="float" office:value="7359.33" calcext:value-type="float">
            <text:p>7359.33</text:p>
          </table:table-cell>
          <table:table-cell office:value-type="float" office:value="18114.1" calcext:value-type="float">
            <text:p>18114.1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/>
          <table:table-cell office:value-type="string" calcext:value-type="string">
            <text:p>Humara Dynam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SP 1</text:p>
          </table:table-cell>
          <table:table-cell office:value-type="string" calcext:value-type="string">
            <text:p>CSP 2</text:p>
          </table:table-cell>
          <table:table-cell office:value-type="string" calcext:value-type="string">
            <text:p>CSP 3</text:p>
          </table:table-cell>
          <table:table-cell office:value-type="string" calcext:value-type="string">
            <text:p>CSP 4</text:p>
          </table:table-cell>
          <table:table-cell office:value-type="string" calcext:value-type="string">
            <text:p>CSP 5</text:p>
          </table:table-cell>
        </table:table-row>
        <table:table-row table:style-name="ro1">
          <table:table-cell/>
          <table:table-cell office:value-type="float" office:value="2189" calcext:value-type="float">
            <text:p>2189</text:p>
          </table:table-cell>
          <table:table-cell office:value-type="float" office:value="14328" calcext:value-type="float">
            <text:p>14328</text:p>
          </table:table-cell>
          <table:table-cell office:value-type="float" office:value="3582" calcext:value-type="float">
            <text:p>3582</text:p>
          </table:table-cell>
          <table:table-cell office:value-type="float" office:value="3383" calcext:value-type="float">
            <text:p>3383</text:p>
          </table:table-cell>
          <table:table-cell office:value-type="float" office:value="9950" calcext:value-type="float">
            <text:p>9950</text:p>
          </table:table-cell>
        </table:table-row>
        <table:table-row table:style-name="ro1">
          <table:table-cell/>
          <table:table-cell office:value-type="float" office:value="3079.67" calcext:value-type="float">
            <text:p>3079.67</text:p>
          </table:table-cell>
          <table:table-cell office:value-type="float" office:value="24454.4" calcext:value-type="float">
            <text:p>24454.4</text:p>
          </table:table-cell>
          <table:table-cell office:value-type="float" office:value="5982" calcext:value-type="float">
            <text:p>5982</text:p>
          </table:table-cell>
          <table:table-cell office:value-type="float" office:value="7025.67" calcext:value-type="float">
            <text:p>7025.67</text:p>
          </table:table-cell>
          <table:table-cell office:value-type="float" office:value="16616.7" calcext:value-type="float">
            <text:p>16616.7</text:p>
          </table:table-cell>
        </table:table-row>
        <table:table-row table:style-name="ro1">
          <table:table-cell/>
          <table:table-cell office:value-type="float" office:value="3639.22" calcext:value-type="float">
            <text:p>3639.22</text:p>
          </table:table-cell>
          <table:table-cell office:value-type="float" office:value="27488.7" calcext:value-type="float">
            <text:p>27488.7</text:p>
          </table:table-cell>
          <table:table-cell office:value-type="float" office:value="8737.56" calcext:value-type="float">
            <text:p>8737.56</text:p>
          </table:table-cell>
          <table:table-cell office:value-type="float" office:value="10177.2" calcext:value-type="float">
            <text:p>10177.2</text:p>
          </table:table-cell>
          <table:table-cell office:value-type="float" office:value="23346" calcext:value-type="float">
            <text:p>23346</text:p>
          </table:table-cell>
        </table:table-row>
        <table:table-row table:style-name="ro1">
          <table:table-cell/>
          <table:table-cell office:value-type="float" office:value="4892.26" calcext:value-type="float">
            <text:p>4892.26</text:p>
          </table:table-cell>
          <table:table-cell office:value-type="float" office:value="29593.1" calcext:value-type="float">
            <text:p>29593.1</text:p>
          </table:table-cell>
          <table:table-cell office:value-type="float" office:value="11193.3" calcext:value-type="float">
            <text:p>11193.3</text:p>
          </table:table-cell>
          <table:table-cell office:value-type="float" office:value="11399.7" calcext:value-type="float">
            <text:p>11399.7</text:p>
          </table:table-cell>
          <table:table-cell office:value-type="float" office:value="27185.1" calcext:value-type="float">
            <text:p>27185.1</text:p>
          </table:table-cell>
        </table:table-row>
        <table:table-row table:style-name="ro1">
          <table:table-cell/>
          <table:table-cell office:value-type="float" office:value="5879.91" calcext:value-type="float">
            <text:p>5879.91</text:p>
          </table:table-cell>
          <table:table-cell office:value-type="float" office:value="31019.7" calcext:value-type="float">
            <text:p>31019.7</text:p>
          </table:table-cell>
          <table:table-cell office:value-type="float" office:value="12931.5" calcext:value-type="float">
            <text:p>12931.5</text:p>
          </table:table-cell>
          <table:table-cell office:value-type="float" office:value="12071.3" calcext:value-type="float">
            <text:p>12071.3</text:p>
          </table:table-cell>
          <table:table-cell office:value-type="float" office:value="29634.5" calcext:value-type="float">
            <text:p>29634.5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/>
          <table:table-cell office:value-type="string" calcext:value-type="string">
            <text:p>x100</text:p>
          </table:table-cell>
          <table:table-cell office:value-type="string" calcext:value-type="string">
            <text:p>x20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670563" calcext:value-type="float">
            <text:p>0.67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64163" calcext:value-type="float">
            <text:p>0.764163</text:p>
          </table:table-cell>
          <table:table-cell office:value-type="float" office:value="0.670563" calcext:value-type="float">
            <text:p>0.6705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02026" calcext:value-type="float">
            <text:p>0.802026</text:p>
          </table:table-cell>
          <table:table-cell office:value-type="float" office:value="0.674947" calcext:value-type="float">
            <text:p>0.674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87195" calcext:value-type="float">
            <text:p>0.787195</text:p>
          </table:table-cell>
          <table:table-cell office:value-type="float" office:value="0.674947" calcext:value-type="float">
            <text:p>0.6749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42091" calcext:value-type="float">
            <text:p>0.742091</text:p>
          </table:table-cell>
          <table:table-cell office:value-type="float" office:value="0.728396" calcext:value-type="float">
            <text:p>0.728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713454" calcext:value-type="float">
            <text:p>0.713454</text:p>
          </table:table-cell>
          <table:table-cell office:value-type="float" office:value="0.728396" calcext:value-type="float">
            <text:p>0.7283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13599" calcext:value-type="float">
            <text:p>0.813599</text:p>
          </table:table-cell>
          <table:table-cell office:value-type="float" office:value="0.836876" calcext:value-type="float">
            <text:p>0.836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36876" calcext:value-type="float">
            <text:p>0.8368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47634" calcext:value-type="float">
            <text:p>0.8476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844522" calcext:value-type="float">
            <text:p>0.844522</text:p>
          </table:table-cell>
          <table:table-cell office:value-type="float" office:value="0.847634" calcext:value-type="float">
            <text:p>0.84763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2:52:22.105069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15:39:40.386113308</meta:creation-date>
    <dc:date>2015-11-19T00:00:31.504451451</dc:date>
    <meta:editing-duration>PT3H26M26S</meta:editing-duration>
    <meta:editing-cycles>3</meta:editing-cycles>
    <meta:generator>LibreOffice/5.0.2.2$Linux_X86_64 LibreOffice_project/00m0$Build-2</meta:generator>
    <meta:document-statistic meta:table-count="1" meta:cell-count="10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7:Sheet1.F17" chart:data-source-has-labels="row" svg:x="0.319cm" svg:y="1.301cm" svg:width="13.037cm" svg:height="6.544cm">
          <chartooo:coordinate-region svg:x="1.311cm" svg:y="1.501cm" svg:width="11.674cm" svg:height="5.697cm"/>
          <chart:axis chart:dimension="x" chart:name="primary-x" chart:style-name="ch5">
            <chart:title svg:x="5.616cm" svg:y="8.025cm" chart:style-name="ch6">
              <text:p>Iterations 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8:Sheet1.B17" chart:label-cell-address="Sheet1.B7:Sheet1.B7" chart:class="chart:line">
            <chart:data-point chart:repeated="10"/>
          </chart:series>
          <chart:series chart:style-name="ch9" chart:values-cell-range-address="Sheet1.C8:Sheet1.C17" chart:label-cell-address="Sheet1.C7:Sheet1.C7" chart:class="chart:line">
            <chart:data-point chart:repeated="10"/>
          </chart:series>
          <chart:series chart:style-name="ch10" chart:values-cell-range-address="Sheet1.D8:Sheet1.D17" chart:label-cell-address="Sheet1.D7:Sheet1.D7" chart:class="chart:line">
            <chart:data-point chart:repeated="10"/>
          </chart:series>
          <chart:series chart:style-name="ch11" chart:values-cell-range-address="Sheet1.E8:Sheet1.E17" chart:label-cell-address="Sheet1.E7:Sheet1.E7" chart:class="chart:line">
            <chart:data-point chart:repeated="10"/>
          </chart:series>
          <chart:series chart:style-name="ch12" chart:values-cell-range-address="Sheet1.F8:Sheet1.F17" chart:label-cell-address="Sheet1.F7:Sheet1.F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7:Sheet1.B7</svg:desc>
                </draw:g>
              </table:table-cell>
              <table:table-cell office:value-type="string">
                <text:p>CSP 2</text:p>
                <draw:g>
                  <svg:desc>Sheet1.C7:Sheet1.C7</svg:desc>
                </draw:g>
              </table:table-cell>
              <table:table-cell office:value-type="string">
                <text:p>CSP 3</text:p>
                <draw:g>
                  <svg:desc>Sheet1.D7:Sheet1.D7</svg:desc>
                </draw:g>
              </table:table-cell>
              <table:table-cell office:value-type="string">
                <text:p>CSP 4</text:p>
                <draw:g>
                  <svg:desc>Sheet1.E7:Sheet1.E7</svg:desc>
                </draw:g>
              </table:table-cell>
              <table:table-cell office:value-type="string">
                <text:p>CSP 5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9">
                <text:p>1089</text:p>
                <draw:g>
                  <svg:desc>Sheet1.B8:Sheet1.B17</svg:desc>
                </draw:g>
              </table:table-cell>
              <table:table-cell office:value-type="float" office:value="7128">
                <text:p>7128</text:p>
                <draw:g>
                  <svg:desc>Sheet1.C8:Sheet1.C17</svg:desc>
                </draw:g>
              </table:table-cell>
              <table:table-cell office:value-type="float" office:value="1782">
                <text:p>1782</text:p>
                <draw:g>
                  <svg:desc>Sheet1.D8:Sheet1.D17</svg:desc>
                </draw:g>
              </table:table-cell>
              <table:table-cell office:value-type="float" office:value="1683">
                <text:p>1683</text:p>
                <draw:g>
                  <svg:desc>Sheet1.E8:Sheet1.E17</svg:desc>
                </draw:g>
              </table:table-cell>
              <table:table-cell office:value-type="float" office:value="4950">
                <text:p>4950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89">
                <text:p>2289</text:p>
              </table:table-cell>
              <table:table-cell office:value-type="float" office:value="10997.4">
                <text:p>10997.4</text:p>
              </table:table-cell>
              <table:table-cell office:value-type="float" office:value="2982">
                <text:p>2982</text:p>
              </table:table-cell>
              <table:table-cell office:value-type="float" office:value="3216.33">
                <text:p>3216.33</text:p>
              </table:table-cell>
              <table:table-cell office:value-type="float" office:value="9083.33">
                <text:p>9083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71.67">
                <text:p>2971.67</text:p>
              </table:table-cell>
              <table:table-cell office:value-type="float" office:value="12496.8">
                <text:p>12496.8</text:p>
              </table:table-cell>
              <table:table-cell office:value-type="float" office:value="4359.78">
                <text:p>4359.78</text:p>
              </table:table-cell>
              <table:table-cell office:value-type="float" office:value="4622.56">
                <text:p>4622.56</text:p>
              </table:table-cell>
              <table:table-cell office:value-type="float" office:value="12194.4">
                <text:p>1219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27.22">
                <text:p>3327.22</text:p>
              </table:table-cell>
              <table:table-cell office:value-type="float" office:value="13392.4">
                <text:p>13392.4</text:p>
              </table:table-cell>
              <table:table-cell office:value-type="float" office:value="5278.3">
                <text:p>5278.3</text:p>
              </table:table-cell>
              <table:table-cell office:value-type="float" office:value="5784.04">
                <text:p>5784.04</text:p>
              </table:table-cell>
              <table:table-cell office:value-type="float" office:value="14268.5">
                <text:p>1426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77.15">
                <text:p>3477.15</text:p>
              </table:table-cell>
              <table:table-cell office:value-type="float" office:value="14070.2">
                <text:p>14070.2</text:p>
              </table:table-cell>
              <table:table-cell office:value-type="float" office:value="5890.64">
                <text:p>5890.64</text:p>
              </table:table-cell>
              <table:table-cell office:value-type="float" office:value="6475.4">
                <text:p>6475.4</text:p>
              </table:table-cell>
              <table:table-cell office:value-type="float" office:value="15738.3">
                <text:p>1573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42.99">
                <text:p>3542.99</text:p>
              </table:table-cell>
              <table:table-cell office:value-type="float" office:value="14522">
                <text:p>14522</text:p>
              </table:table-cell>
              <table:table-cell office:value-type="float" office:value="6298.87">
                <text:p>6298.87</text:p>
              </table:table-cell>
              <table:table-cell office:value-type="float" office:value="6936.3">
                <text:p>6936.3</text:p>
              </table:table-cell>
              <table:table-cell office:value-type="float" office:value="16752.3">
                <text:p>16752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2.33">
                <text:p>3692.33</text:p>
              </table:table-cell>
              <table:table-cell office:value-type="float" office:value="14823.2">
                <text:p>14823.2</text:p>
              </table:table-cell>
              <table:table-cell office:value-type="float" office:value="6640.21">
                <text:p>6640.21</text:p>
              </table:table-cell>
              <table:table-cell office:value-type="float" office:value="7149.28">
                <text:p>7149.28</text:p>
              </table:table-cell>
              <table:table-cell office:value-type="float" office:value="17348">
                <text:p>1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38.64">
                <text:p>3838.64</text:p>
              </table:table-cell>
              <table:table-cell office:value-type="float" office:value="15024">
                <text:p>15024</text:p>
              </table:table-cell>
              <table:table-cell office:value-type="float" office:value="6897.73">
                <text:p>6897.73</text:p>
              </table:table-cell>
              <table:table-cell office:value-type="float" office:value="7248.78">
                <text:p>7248.78</text:p>
              </table:table-cell>
              <table:table-cell office:value-type="float" office:value="17710.9">
                <text:p>17710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36.19">
                <text:p>3936.19</text:p>
              </table:table-cell>
              <table:table-cell office:value-type="float" office:value="15157.9">
                <text:p>15157.9</text:p>
              </table:table-cell>
              <table:table-cell office:value-type="float" office:value="7069.41">
                <text:p>7069.41</text:p>
              </table:table-cell>
              <table:table-cell office:value-type="float" office:value="7315.11">
                <text:p>7315.11</text:p>
              </table:table-cell>
              <table:table-cell office:value-type="float" office:value="17952.8">
                <text:p>17952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1.22">
                <text:p>4001.22</text:p>
              </table:table-cell>
              <table:table-cell office:value-type="float" office:value="15247.1">
                <text:p>15247.1</text:p>
              </table:table-cell>
              <table:table-cell office:value-type="float" office:value="7183.86">
                <text:p>7183.86</text:p>
              </table:table-cell>
              <table:table-cell office:value-type="float" office:value="7359.33">
                <text:p>7359.33</text:p>
              </table:table-cell>
              <table:table-cell office:value-type="float" office:value="18114.1">
                <text:p>18114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43cm" svg:y="0.316cm" chart:style-name="ch2">
          <text:p>Revenue</text:p>
        </chart:title>
        <chart:legend chart:legend-position="end" svg:x="13.675cm" svg:y="3.208cm" style:legend-expansion="high" chart:style-name="ch3"/>
        <chart:plot-area chart:style-name="ch4" table:cell-range-address="Sheet1.B30:Sheet1.F35" chart:data-source-has-labels="row" svg:x="0.319cm" svg:y="1.301cm" svg:width="13.037cm" svg:height="6.544cm">
          <chartooo:coordinate-region svg:x="1.496cm" svg:y="1.501cm" svg:width="11.766cm" svg:height="5.697cm"/>
          <chart:axis chart:dimension="x" chart:name="primary-x" chart:style-name="ch5">
            <chart:title svg:x="5.616cm" svg:y="8.025cm" chart:style-name="ch6">
              <text:p>Iterations (x2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31:Sheet1.B35" chart:label-cell-address="Sheet1.B30:Sheet1.B30" chart:class="chart:line">
            <chart:data-point chart:repeated="5"/>
          </chart:series>
          <chart:series chart:style-name="ch9" chart:values-cell-range-address="Sheet1.C31:Sheet1.C35" chart:label-cell-address="Sheet1.C30:Sheet1.C30" chart:class="chart:line">
            <chart:data-point chart:repeated="5"/>
          </chart:series>
          <chart:series chart:style-name="ch10" chart:values-cell-range-address="Sheet1.D31:Sheet1.D35" chart:label-cell-address="Sheet1.D30:Sheet1.D30" chart:class="chart:line">
            <chart:data-point chart:repeated="5"/>
          </chart:series>
          <chart:series chart:style-name="ch11" chart:values-cell-range-address="Sheet1.E31:Sheet1.E35" chart:label-cell-address="Sheet1.E30:Sheet1.E30" chart:class="chart:line">
            <chart:data-point chart:repeated="5"/>
          </chart:series>
          <chart:series chart:style-name="ch12" chart:values-cell-range-address="Sheet1.F31:Sheet1.F35" chart:label-cell-address="Sheet1.F30:Sheet1.F30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P 1</text:p>
                <draw:g>
                  <svg:desc>Sheet1.B30:Sheet1.B30</svg:desc>
                </draw:g>
              </table:table-cell>
              <table:table-cell office:value-type="string">
                <text:p>CSP 2</text:p>
                <draw:g>
                  <svg:desc>Sheet1.C30:Sheet1.C30</svg:desc>
                </draw:g>
              </table:table-cell>
              <table:table-cell office:value-type="string">
                <text:p>CSP 3</text:p>
                <draw:g>
                  <svg:desc>Sheet1.D30:Sheet1.D30</svg:desc>
                </draw:g>
              </table:table-cell>
              <table:table-cell office:value-type="string">
                <text:p>CSP 4</text:p>
                <draw:g>
                  <svg:desc>Sheet1.E30:Sheet1.E30</svg:desc>
                </draw:g>
              </table:table-cell>
              <table:table-cell office:value-type="string">
                <text:p>CSP 5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9">
                <text:p>2189</text:p>
                <draw:g>
                  <svg:desc>Sheet1.B31:Sheet1.B35</svg:desc>
                </draw:g>
              </table:table-cell>
              <table:table-cell office:value-type="float" office:value="14328">
                <text:p>14328</text:p>
                <draw:g>
                  <svg:desc>Sheet1.C31:Sheet1.C35</svg:desc>
                </draw:g>
              </table:table-cell>
              <table:table-cell office:value-type="float" office:value="3582">
                <text:p>3582</text:p>
                <draw:g>
                  <svg:desc>Sheet1.D31:Sheet1.D35</svg:desc>
                </draw:g>
              </table:table-cell>
              <table:table-cell office:value-type="float" office:value="3383">
                <text:p>3383</text:p>
                <draw:g>
                  <svg:desc>Sheet1.E31:Sheet1.E35</svg:desc>
                </draw:g>
              </table:table-cell>
              <table:table-cell office:value-type="float" office:value="9950">
                <text:p>9950</text:p>
                <draw:g>
                  <svg:desc>Sheet1.F31:Sheet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79.67">
                <text:p>3079.67</text:p>
              </table:table-cell>
              <table:table-cell office:value-type="float" office:value="24454.4">
                <text:p>24454.4</text:p>
              </table:table-cell>
              <table:table-cell office:value-type="float" office:value="5982">
                <text:p>5982</text:p>
              </table:table-cell>
              <table:table-cell office:value-type="float" office:value="7025.67">
                <text:p>7025.67</text:p>
              </table:table-cell>
              <table:table-cell office:value-type="float" office:value="16616.7">
                <text:p>1661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39.22">
                <text:p>3639.22</text:p>
              </table:table-cell>
              <table:table-cell office:value-type="float" office:value="27488.7">
                <text:p>27488.7</text:p>
              </table:table-cell>
              <table:table-cell office:value-type="float" office:value="8737.56">
                <text:p>8737.56</text:p>
              </table:table-cell>
              <table:table-cell office:value-type="float" office:value="10177.2">
                <text:p>10177.2</text:p>
              </table:table-cell>
              <table:table-cell office:value-type="float" office:value="23346">
                <text:p>23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92.26">
                <text:p>4892.26</text:p>
              </table:table-cell>
              <table:table-cell office:value-type="float" office:value="29593.1">
                <text:p>29593.1</text:p>
              </table:table-cell>
              <table:table-cell office:value-type="float" office:value="11193.3">
                <text:p>11193.3</text:p>
              </table:table-cell>
              <table:table-cell office:value-type="float" office:value="11399.7">
                <text:p>11399.7</text:p>
              </table:table-cell>
              <table:table-cell office:value-type="float" office:value="27185.1">
                <text:p>27185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79.91">
                <text:p>5879.91</text:p>
              </table:table-cell>
              <table:table-cell office:value-type="float" office:value="31019.7">
                <text:p>31019.7</text:p>
              </table:table-cell>
              <table:table-cell office:value-type="float" office:value="12931.5">
                <text:p>12931.5</text:p>
              </table:table-cell>
              <table:table-cell office:value-type="float" office:value="12071.3">
                <text:p>12071.3</text:p>
              </table:table-cell>
              <table:table-cell office:value-type="float" office:value="29634.5">
                <text:p>2963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143cm" svg:y="0.316cm" chart:style-name="ch2">
          <text:p>Jain's Index Value</text:p>
        </chart:title>
        <chart:legend chart:legend-position="end" svg:x="13.913cm" svg:y="3.955cm" style:legend-expansion="high" chart:style-name="ch3"/>
        <chart:plot-area chart:style-name="ch4" table:cell-range-address="Sheet1.B51:Sheet1.C61" chart:data-source-has-labels="row" svg:x="0.319cm" svg:y="1.301cm" svg:width="13.275cm" svg:height="6.544cm">
          <chartooo:coordinate-region svg:x="1.046cm" svg:y="1.501cm" svg:width="12.361cm" svg:height="5.697cm"/>
          <chart:axis chart:dimension="x" chart:name="primary-x" chart:style-name="ch5">
            <chart:title svg:x="5.774cm" svg:y="8.025cm" chart:style-name="ch6">
              <text:p>Iterations(x100)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52:Sheet1.B61" chart:label-cell-address="Sheet1.B51:Sheet1.B51" chart:class="chart:line">
            <chart:data-point chart:repeated="10"/>
          </chart:series>
          <chart:series chart:style-name="ch9" chart:values-cell-range-address="Sheet1.C52:Sheet1.C61" chart:label-cell-address="Sheet1.C51:Sheet1.C5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100</text:p>
                <draw:g>
                  <svg:desc>Sheet1.B51:Sheet1.B51</svg:desc>
                </draw:g>
              </table:table-cell>
              <table:table-cell office:value-type="string">
                <text:p>x200</text:p>
                <draw:g>
                  <svg:desc>Sheet1.C51:Sheet1.C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70563">
                <text:p>0.670563</text:p>
                <draw:g>
                  <svg:desc>Sheet1.B52:Sheet1.B61</svg:desc>
                </draw:g>
              </table:table-cell>
              <table:table-cell office:value-type="float" office:value="0.670563">
                <text:p>0.670563</text:p>
                <draw:g>
                  <svg:desc>Sheet1.C52:Sheet1.C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4163">
                <text:p>0.764163</text:p>
              </table:table-cell>
              <table:table-cell office:value-type="float" office:value="0.670563">
                <text:p>0.67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2026">
                <text:p>0.802026</text:p>
              </table:table-cell>
              <table:table-cell office:value-type="float" office:value="0.674947">
                <text:p>0.6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87195">
                <text:p>0.787195</text:p>
              </table:table-cell>
              <table:table-cell office:value-type="float" office:value="0.674947">
                <text:p>0.674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2091">
                <text:p>0.742091</text:p>
              </table:table-cell>
              <table:table-cell office:value-type="float" office:value="0.728396">
                <text:p>0.728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13454">
                <text:p>0.713454</text:p>
              </table:table-cell>
              <table:table-cell office:value-type="float" office:value="0.728396">
                <text:p>0.72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599">
                <text:p>0.813599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4522">
                <text:p>0.844522</text:p>
              </table:table-cell>
              <table:table-cell office:value-type="float" office:value="0.836876">
                <text:p>0.8368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4522">
                <text:p>0.844522</text:p>
              </table:table-cell>
              <table:table-cell office:value-type="float" office:value="0.847634">
                <text:p>0.847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4522">
                <text:p>0.844522</text:p>
              </table:table-cell>
              <table:table-cell office:value-type="float" office:value="0.847634">
                <text:p>0.8476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